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5816" officeooo:paragraph-rsid="000058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de84" officeooo:paragraph-rsid="0001de8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1de84" officeooo:paragraph-rsid="0009770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1de84" officeooo:paragraph-rsid="000c6c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0581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1de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9770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c6ca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6609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7f2b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9770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c6ca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d278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f2b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7f2b3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1de8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9770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c6ca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4637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8d69b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070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2c32a" officeooo:paragraph-rsid="0002c32a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77f98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4793e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a9f71" officeooo:paragraph-rsid="000a9f71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c6cad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d2780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e751e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fd82c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2c32a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6pt" officeooo:rsid="00005816" officeooo:paragraph-rsid="00005816" style:font-size-asian="16pt" style:font-size-complex="16pt"/>
    </style:style>
    <style:style style:name="P97" style:family="paragraph" style:parent-style-name="Standard">
      <style:text-properties fo:font-size="14pt" fo:font-weight="bold" officeooo:rsid="0001de84" officeooo:paragraph-rsid="001169ba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9770a" style:font-size-asian="16pt" style:font-size-complex="16pt"/>
    </style:style>
    <style:style style:name="P99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c6cad" style:font-size-asian="16pt" style:font-size-complex="16pt"/>
    </style:style>
    <style:style style:name="P100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1de84" style:font-size-asian="16pt" style:font-size-complex="16pt"/>
    </style:style>
    <style:style style:name="P101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169ba" style:font-size-asian="16pt" style:font-size-complex="16pt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169ba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353a8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169ba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169ba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none" style:font-size-asian="12.25pt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officeooo:rsid="00011310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officeooo:rsid="00077f98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08d69b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0d2780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officeooo:rsid="001169ba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officeooo:rsid="001353a8" style:font-size-asian="12pt" style:font-style-asian="italic" style:font-size-complex="12pt" style:font-style-complex="italic"/>
    </style:style>
    <style:style style:name="T15" style:family="text">
      <style:text-properties fo:font-size="12pt" style:text-underline-style="none" style:font-size-asian="10.5pt" style:font-size-complex="12pt"/>
    </style:style>
    <style:style style:name="T16" style:family="text">
      <style:text-properties style:font-size-asian="12.25pt"/>
    </style:style>
    <style:style style:name="T17" style:family="text">
      <style:text-properties officeooo:rsid="00011310" style:font-size-asian="12.25pt"/>
    </style:style>
    <style:style style:name="T18" style:family="text">
      <style:text-properties officeooo:rsid="0004637a" style:font-size-asian="12.25pt"/>
    </style:style>
    <style:style style:name="T19" style:family="text">
      <style:text-properties officeooo:rsid="000a9f71" style:font-size-asian="12.25pt"/>
    </style:style>
    <style:style style:name="T20" style:family="text">
      <style:text-properties officeooo:rsid="000e751e" style:font-size-asian="12.25pt"/>
    </style:style>
    <style:style style:name="T21" style:family="text">
      <style:text-properties officeooo:rsid="000fd82c" style:font-size-asian="12.25pt"/>
    </style:style>
    <style:style style:name="T22" style:family="text">
      <style:text-properties officeooo:rsid="0004793e" style:font-size-asian="12.25pt"/>
    </style:style>
    <style:style style:name="T23" style:family="text">
      <style:text-properties officeooo:rsid="00154692" style:font-size-asian="12.25pt"/>
    </style:style>
    <style:style style:name="T24" style:family="text">
      <style:text-properties officeooo:rsid="001644cb" style:font-size-asian="12.25pt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style:font-size-asian="12.25pt"/>
    </style:style>
    <style:style style:name="T27" style:family="text">
      <style:text-properties style:text-underline-style="none" officeooo:rsid="00011310" style:font-size-asian="12.25pt"/>
    </style:style>
    <style:style style:name="T28" style:family="text">
      <style:text-properties style:text-underline-style="none" officeooo:rsid="0002c32a" style:font-size-asian="12.25pt"/>
    </style:style>
    <style:style style:name="T29" style:family="text">
      <style:text-properties style:text-underline-style="none" officeooo:rsid="00066093" style:font-size-asian="12.25pt"/>
    </style:style>
    <style:style style:name="T30" style:family="text">
      <style:text-properties style:text-underline-style="none" officeooo:rsid="000a9f71" style:font-size-asian="12.25pt"/>
    </style:style>
    <style:style style:name="T31" style:family="text">
      <style:text-properties style:text-underline-style="none" officeooo:rsid="000d2780" style:font-size-asian="12.25pt"/>
    </style:style>
    <style:style style:name="T32" style:family="text">
      <style:text-properties style:text-underline-style="none" officeooo:rsid="001353a8" style:font-size-asian="12.25pt"/>
    </style:style>
    <style:style style:name="T33" style:family="text">
      <style:text-properties officeooo:rsid="00011310"/>
    </style:style>
    <style:style style:name="T34" style:family="text">
      <style:text-properties officeooo:rsid="0004637a"/>
    </style:style>
    <style:style style:name="T35" style:family="text">
      <style:text-properties officeooo:rsid="0004793e"/>
    </style:style>
    <style:style style:name="T36" style:family="text">
      <style:text-properties officeooo:rsid="000a9f71"/>
    </style:style>
    <style:style style:name="T37" style:family="text">
      <style:text-properties officeooo:rsid="000c6070"/>
    </style:style>
    <style:style style:name="T38" style:family="text">
      <style:text-properties officeooo:rsid="000e751e"/>
    </style:style>
    <style:style style:name="T39" style:family="text">
      <style:text-properties officeooo:rsid="000fd82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9770a" style:font-weight-asian="bold" style:font-weight-complex="bold"/>
    </style:style>
    <style:style style:name="T42" style:family="text">
      <style:text-properties fo:font-weight="bold" officeooo:rsid="00011310" style:font-weight-asian="bold" style:font-weight-complex="bold"/>
    </style:style>
    <style:style style:name="T43" style:family="text">
      <style:text-properties fo:font-weight="bold" officeooo:rsid="0001de84" style:font-weight-asian="bold" style:font-weight-complex="bold"/>
    </style:style>
    <style:style style:name="T44" style:family="text">
      <style:text-properties fo:font-weight="bold" officeooo:rsid="000c6cad" style:font-weight-asian="bold" style:font-weight-complex="bold"/>
    </style:style>
    <style:style style:name="T45" style:family="text">
      <style:text-properties fo:font-weight="bold" officeooo:rsid="001169ba" style:font-weight-asian="bold" style:font-weight-complex="bold"/>
    </style:style>
    <style:style style:name="T46" style:family="text">
      <style:text-properties fo:font-weight="bold" officeooo:rsid="0004793e" style:font-size-asian="12.25pt" style:font-weight-asian="bold" style:font-weight-complex="bold"/>
    </style:style>
    <style:style style:name="T47" style:family="text">
      <style:text-properties officeooo:rsid="00154692"/>
    </style:style>
    <style:style style:name="T48" style:family="text">
      <style:text-properties officeooo:rsid="001644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T2">Scenario</text:span><text:span text:style-name="T40">: haproxy_</text:span><text:span text:style-name="T42">layer7 </text:span><text:span text:style-name="T44">(VMs)</text:span></text:p>
      <text:p text:style-name="P1"/>
      <text:p text:style-name="P10"><text:span text:style-name="T1">Test:</text:span><text:span text:style-name="T25"> </text:span><text:span text:style-name="T11">ping -c 10000 -s 1472 -M do -i0 server-ip</text:span></text:p>
      <text:p text:style-name="P28">Results: </text:p>
      <text:p text:style-name="P50">RTT min/avg/max/mdev = 0.032/0.069/2.504/0.053 ms</text:p>
      <text:p text:style-name="P27"/>
      <text:p text:style-name="P5"><text:span text:style-name="T1">Test</text:span>: <text:span text:style-name="T6">ab -n 10000 -c 100 load-bal-ip:8080/thredds/fileServer/collection1/singleDataset.nc</text:span></text:p>
      <text:p text:style-name="P15"><text:span text:style-name="T5">­</text:span><text:span text:style-name="T16">Result</text:span><text:span text:style-name="T17">s</text:span><text:span text:style-name="T16">:</text:span></text:p>
      <text:p text:style-name="P58">Total time: 24.579 seconds</text:p>
      <text:p text:style-name="P58">Request/sec: 406.85 #/sec (mean)</text:p>
      <text:p text:style-name="P58">Time per request: 2.458 ms (mean)</text:p>
      <text:p text:style-name="P58">Tranfer rate: ~ 21844.74 Kbytes/s</text:p>
      <text:p text:style-name="P58"/>
      <text:p text:style-name="P58">Connection Times (ms)</text:p>
      <text:p text:style-name="P58"><text:s text:c="21"/>min <text:s/>mean <text:s/>[+/-sd] median <text:s text:c="2"/>max</text:p>
      <text:p text:style-name="P58">Connect: <text:s text:c="8"/>0 <text:s text:c="3"/>1 <text:s text:c="8"/>14.6 <text:s text:c="7"/>0 <text:s text:c="5"/>1020</text:p>
      <text:p text:style-name="P58">Processing: <text:s text:c="4"/>5 <text:s/>245 <text:s text:c="5"/>205.3 <text:s text:c="4"/>217 <text:s text:c="3"/>2356</text:p>
      <text:p text:style-name="P58">Waiting: <text:s text:c="9"/>3 <text:s/>183 <text:s text:c="6"/>208.0 <text:s text:c="2"/>131 <text:s text:c="3"/>2305</text:p>
      <text:p text:style-name="P58">Total: <text:s text:c="13"/>5 <text:s/>245 <text:s text:c="7"/>205.9 <text:s/>217 <text:s text:c="3"/>2356</text:p>
      <text:p text:style-name="P58"/>
      <text:p text:style-name="P58">Percentage of the requests served within a certain time (ms)</text:p>
      <text:p text:style-name="P58"><text:s text:c="2"/>50% <text:s text:c="3"/>217</text:p>
      <text:p text:style-name="P58"><text:s text:c="2"/>66% <text:s text:c="3"/>236</text:p>
      <text:p text:style-name="P58"><text:s text:c="2"/>75% <text:s text:c="3"/>253</text:p>
      <text:p text:style-name="P58"><text:s text:c="2"/>80% <text:s text:c="3"/>278</text:p>
      <text:p text:style-name="P58"><text:s text:c="2"/>90% <text:s text:c="3"/>384</text:p>
      <text:p text:style-name="P58"><text:s text:c="2"/>95% <text:s text:c="3"/>503</text:p>
      <text:p text:style-name="P58"><text:s text:c="2"/>98% <text:s text:c="3"/>721</text:p>
      <text:p text:style-name="P58"><text:s text:c="2"/>99% <text:s text:c="2"/>1187</text:p>
      <text:p text:style-name="P58"><text:s/>100% <text:s text:c="2"/>2356 (longest request)</text:p>
      <text:p text:style-name="P62"/>
      <text:p text:style-name="P18">Test:<text:span text:style-name="T4"> </text:span><text:span text:style-name="T9">siege -b -i -r 100 -c </text:span><text:span text:style-name="T10">25</text:span><text:span text:style-name="T8"> </text:span></text:p>
      <text:p text:style-name="P15"><text:span text:style-name="T16">Result</text:span><text:span text:style-name="T17">s</text:span><text:span text:style-name="T16">:</text:span></text:p>
      <text:p text:style-name="P50">Transactions:<text:tab/><text:tab/> <text:s text:c="7"/>8003 hits</text:p>
      <text:p text:style-name="P50">Availability:<text:tab/><text:tab/> <text:s text:c="5"/>100.00 %</text:p>
      <text:p text:style-name="P50">Elapsed time:<text:tab/><text:tab/> <text:s text:c="6"/>56.40 secs</text:p>
      <text:p text:style-name="P50">Data transferred:<text:tab/> <text:s text:c="6"/>54.94 MB</text:p>
      <text:p text:style-name="P50">Response time:<text:tab/><text:tab/> <text:s text:c="7"/>0.16 secs</text:p>
      <text:p text:style-name="P50">Transaction rate:<text:tab/> <text:s text:c="5"/>141.90 trans/sec</text:p>
      <text:p text:style-name="P50">Throughput:<text:tab/><text:tab/> <text:s text:c="7"/>0.97 MB/sec</text:p>
      <text:p text:style-name="P50">Concurrency:<text:tab/><text:tab/> <text:s text:c="6"/>22.73</text:p>
      <text:p text:style-name="P50">Successful transactions: <text:s text:c="7"/>8003</text:p>
      <text:p text:style-name="P50">Failed transactions:<text:tab/> <text:s text:c="10"/>0</text:p>
      <text:p text:style-name="P76"/>
      <text:p text:style-name="P76"/>
      <text:p text:style-name="P14"><text:soft-page-break/><text:span text:style-name="T16">Test:</text:span><text:span text:style-name="T26"> </text:span><text:span text:style-name="T7">iperf3 -c load-bal-ip</text:span></text:p>
      <text:p text:style-name="P14"><text:span text:style-name="T16">Result</text:span><text:span text:style-name="T17">s</text:span><text:span text:style-name="T16">:</text:span></text:p>
      <text:p text:style-name="P52">Bitrate: 2.36 Gbits/sec</text:p>
      <text:p text:style-name="P52">Retries: 159</text:p>
      <text:p text:style-name="P21"/>
      <text:p text:style-name="P14">Test: <text:span text:style-name="T7">nuttcp load-bal-ip</text:span></text:p>
      <text:p text:style-name="P14">Result<text:span text:style-name="T33">s</text:span>:</text:p>
      <text:p text:style-name="P44">Bitrate: 2.17 Gbits/sec</text:p>
      <text:p text:style-name="P21"/>
      <text:p text:style-name="P14"><text:span text:style-name="T16">Test: </text:span><text:span text:style-name="T3"><text:s/></text:span><text:span text:style-name="T7">iperf3 -c load-bal-ip -R</text:span></text:p>
      <text:p text:style-name="P21">Result<text:span text:style-name="T33">s</text:span>:</text:p>
      <text:p text:style-name="P52">Bitrate: 8.83 Gbits/sec</text:p>
      <text:p text:style-name="P52">Retries: 0</text:p>
      <text:p text:style-name="P52"/>
      <text:p text:style-name="P21"/>
      <text:p text:style-name="P14">Test:<text:span text:style-name="T4"> </text:span><text:span text:style-name="T7">nuttcp -r load-bal-ip</text:span></text:p>
      <text:p text:style-name="P14"><text:span text:style-name="T16">Result</text:span><text:span text:style-name="T17">s</text:span><text:span text:style-name="T16">:</text:span></text:p>
      <text:p text:style-name="P52">Bitrate: --</text:p>
      <text:p text:style-name="P21"/>
      <text:p text:style-name="P14">Test:<text:span text:style-name="T15"> </text:span><text:span text:style-name="T7">iperf3 -c server_ip</text:span></text:p>
      <text:p text:style-name="P14">Result<text:span text:style-name="T33">s</text:span>:</text:p>
      <text:p text:style-name="P50">Bitrate: 2.33 Gbits/sec</text:p>
      <text:p text:style-name="P50">Retries: 0</text:p>
      <text:p text:style-name="P14"/>
      <text:p text:style-name="P15">Test:<text:span text:style-name="T4"> </text:span><text:span text:style-name="T7">nuttcp </text:span><text:span text:style-name="T8">server</text:span><text:span text:style-name="T7">-ip</text:span></text:p>
      <text:p text:style-name="P15"><text:span text:style-name="T16">Result</text:span><text:span text:style-name="T17">s</text:span><text:span text:style-name="T16">:</text:span></text:p>
      <text:p text:style-name="P43"><text:span text:style-name="T16">Bitrate:</text:span><text:span text:style-name="T26"> 2.08 Gbits/sec</text:span></text:p>
      <text:p text:style-name="P24"/>
      <text:p text:style-name="P14">Test: <text:span text:style-name="T7">iperf3 -c server_ip -R</text:span></text:p>
      <text:p text:style-name="P14">Result<text:span text:style-name="T33">s</text:span>:</text:p>
      <text:p text:style-name="P51">Bitrate: 6.21 Gbits/sec</text:p>
      <text:p text:style-name="P51">Retries: 0</text:p>
      <text:p text:style-name="P14"/>
      <text:p text:style-name="P15">Test:<text:span text:style-name="T4"> </text:span><text:span text:style-name="T7">nuttcp -r </text:span><text:span text:style-name="T8">server</text:span><text:span text:style-name="T7">-ip</text:span></text:p>
      <text:p text:style-name="P15"><text:span text:style-name="T16">Result</text:span><text:span text:style-name="T17">s</text:span><text:span text:style-name="T16">:</text:span></text:p>
      <text:p text:style-name="P66">Bitrate: 6.26 Gbits/sec</text:p>
      <text:p text:style-name="P14"/>
      <text:p text:style-name="P100"><text:span text:style-name="T2">Scenario</text:span><text:span text:style-name="T40">: haproxy_</text:span><text:span text:style-name="T42">l</text:span><text:span text:style-name="T43">xd_containers</text:span></text:p>
      <text:p text:style-name="P2"/>
      <text:p text:style-name="P9"><text:span text:style-name="T1">Test:</text:span><text:span text:style-name="T25"> </text:span><text:span text:style-name="T11">ping -c 10000 -s 1472 -M do -i0 server-ip</text:span></text:p>
      <text:p text:style-name="P26">Results:</text:p>
      <text:p text:style-name="P56">RTT min/avg/max/mdev = 0.005/0.007/0.110/0.003 ms</text:p>
      <text:p text:style-name="P33"/>
      <text:p text:style-name="P6"><text:span text:style-name="T1">Test</text:span>: <text:span text:style-name="T6">ab -n 10000 -c 100 load-bal-ip:8080/thredds/fileServer/collection1/singleDataset.nc</text:span></text:p>
      <text:p text:style-name="P16"><text:span text:style-name="T5">­</text:span><text:span text:style-name="T16">Result</text:span><text:span text:style-name="T17">s</text:span><text:span text:style-name="T16">:</text:span></text:p>
      <text:p text:style-name="P36"><text:span text:style-name="T27">Total time: </text:span><text:span text:style-name="T28">5.777 secon</text:span><text:span text:style-name="T29">d</text:span><text:span text:style-name="T28">s</text:span></text:p>
      <text:p text:style-name="P36"><text:span text:style-name="T27">Request/sec: </text:span><text:span text:style-name="T28">1731.05</text:span><text:span text:style-name="T27"> #/sec (mean)</text:span></text:p>
      <text:p text:style-name="P39"><text:span text:style-name="T26">Time per request: </text:span><text:span text:style-name="T28">0.578</text:span><text:span text:style-name="T26"> ms (mean)</text:span></text:p>
      <text:p text:style-name="P39"><text:span text:style-name="T26">Tranfer rate: ~ </text:span><text:span text:style-name="T28">92944</text:span><text:span text:style-name="T26">.</text:span><text:span text:style-name="T28">02</text:span><text:span text:style-name="T26"> Kbytes/s</text:span></text:p>
      <text:p text:style-name="P59"/>
      <text:p text:style-name="P67">Connection Times (ms)</text:p>
      <text:p text:style-name="P67"><text:s text:c="20"/>min <text:s/>mean[+/-sd] median <text:s text:c="2"/>max</text:p>
      <text:p text:style-name="P67">Connect: <text:s text:c="8"/>0 <text:s text:c="3"/>0 <text:s text:c="8"/>0.3 <text:s text:c="6"/>0 <text:s text:c="10"/>6</text:p>
      <text:p text:style-name="P67">Processing: <text:s text:c="4"/>1 <text:s text:c="2"/>57 <text:s text:c="6"/>66.9 <text:s text:c="4"/>37 <text:s text:c="7"/>581</text:p>
      <text:p text:style-name="P67">Waiting: <text:s text:c="8"/>1 <text:s text:c="3"/>53 <text:s text:c="6"/>66.5 <text:s text:c="4"/>31 <text:s text:c="7"/>580</text:p>
      <text:p text:style-name="P67">Total: <text:s text:c="12"/>1 <text:s text:c="3"/>57 <text:s text:c="6"/>66.9 <text:s text:c="4"/>37 <text:s text:c="7"/>581</text:p>
      <text:p text:style-name="P67"/>
      <text:p text:style-name="P67">Percentage of the requests served within a certain time (ms)</text:p>
      <text:p text:style-name="P67"><text:s text:c="2"/>50% <text:s text:c="4"/>37</text:p>
      <text:p text:style-name="P67"><text:s text:c="2"/>66% <text:s text:c="4"/>51</text:p>
      <text:p text:style-name="P67"><text:s text:c="2"/>75% <text:s text:c="4"/>63</text:p>
      <text:p text:style-name="P67"><text:s text:c="2"/>80% <text:s text:c="4"/>75</text:p>
      <text:p text:style-name="P67"><text:s text:c="2"/>90% <text:s text:c="3"/>128</text:p>
      <text:p text:style-name="P67"><text:s text:c="2"/>95% <text:s text:c="3"/>192</text:p>
      <text:p text:style-name="P67"><text:s text:c="2"/>98% <text:s text:c="3"/>300</text:p>
      <text:p text:style-name="P67"><text:s text:c="2"/>99% <text:s text:c="3"/>353</text:p>
      <text:p text:style-name="P67"><text:s/>100% <text:s text:c="3"/>581 (longest request)</text:p>
      <text:p text:style-name="P63"/>
      <text:p text:style-name="P17">Test:<text:span text:style-name="T4"> </text:span><text:span text:style-name="T9">siege -b -i -r 100 -c 100</text:span></text:p>
      <text:p text:style-name="P16"><text:span text:style-name="T16">Result</text:span><text:span text:style-name="T17">s</text:span><text:span text:style-name="T16">:</text:span></text:p>
      <text:p text:style-name="P68">Transactions:<text:tab/><text:tab/> <text:s text:c="6"/>32024 hits</text:p>
      <text:p text:style-name="P68">Availability:<text:tab/><text:tab/> <text:s text:c="5"/>100.00 %</text:p>
      <text:p text:style-name="P68">Elapsed time:<text:tab/><text:tab/> <text:s text:c="6"/>49.36 secs</text:p>
      <text:p text:style-name="P68">Data transferred:<text:tab/> <text:s text:c="5"/>234.22 MB</text:p>
      <text:p text:style-name="P68">Response time:<text:tab/><text:tab/> <text:s text:c="7"/>0.14 secs</text:p>
      <text:p text:style-name="P68">Transaction rate:<text:tab/> <text:s text:c="5"/>648.78 trans/sec</text:p>
      <text:p text:style-name="P68">Throughput:<text:tab/><text:tab/> <text:s text:c="7"/>4.75 MB/sec</text:p>
      <text:p text:style-name="P68">Concurrency:<text:tab/><text:tab/> <text:s text:c="6"/>92.47</text:p>
      <text:p text:style-name="P68">Successful transactions: <text:s text:c="6"/>32024</text:p>
      <text:p text:style-name="P68">Failed transactions:<text:tab/> <text:s text:c="10"/>0</text:p>
      <text:p text:style-name="P77"/>
      <text:p text:style-name="P16"><text:span text:style-name="T16">Test:</text:span><text:span text:style-name="T26"> </text:span><text:span text:style-name="T7">iperf3 -c load-bal-ip</text:span></text:p>
      <text:p text:style-name="P16"><text:soft-page-break/><text:span text:style-name="T16">Result</text:span><text:span text:style-name="T17">s</text:span><text:span text:style-name="T16">:</text:span></text:p>
      <text:p text:style-name="P44"><text:span text:style-name="T16">Bitrate: </text:span><text:span text:style-name="T18">9.63</text:span><text:span text:style-name="T16"> Gbits/sec</text:span></text:p>
      <text:p text:style-name="P44"><text:span text:style-name="T16">Retries: </text:span><text:span text:style-name="T18">0</text:span></text:p>
      <text:p text:style-name="P22"/>
      <text:p text:style-name="P16">Test: <text:span text:style-name="T7">nuttcp load-bal-ip</text:span></text:p>
      <text:p text:style-name="P16">Result<text:span text:style-name="T33">s</text:span>:</text:p>
      <text:p text:style-name="P44">Bitrate: <text:span text:style-name="T35">8.01</text:span> Gbits/sec</text:p>
      <text:p text:style-name="P22"/>
      <text:p text:style-name="P16"><text:span text:style-name="T16">Test: </text:span><text:span text:style-name="T3"><text:s/></text:span><text:span text:style-name="T7">iperf3 -c load-bal-ip -R</text:span></text:p>
      <text:p text:style-name="P22">Result<text:span text:style-name="T33">s</text:span>:</text:p>
      <text:p text:style-name="P52">Bitrate: 8.8<text:span text:style-name="T34">7</text:span> Gbits/sec</text:p>
      <text:p text:style-name="P52">Retries: <text:span text:style-name="T34">1</text:span></text:p>
      <text:p text:style-name="P52"/>
      <text:p text:style-name="P22"/>
      <text:p text:style-name="P16">Test:<text:span text:style-name="T4"> </text:span><text:span text:style-name="T7">nuttcp -r load-bal-ip</text:span></text:p>
      <text:p text:style-name="P16"><text:span text:style-name="T16">Result</text:span><text:span text:style-name="T17">s</text:span><text:span text:style-name="T16">:</text:span></text:p>
      <text:p text:style-name="P52">Bitrate: --</text:p>
      <text:p text:style-name="P22"/>
      <text:p text:style-name="P16">Test:<text:span text:style-name="T15"> </text:span><text:span text:style-name="T7">iperf3 -c server_ip</text:span></text:p>
      <text:p text:style-name="P16">Result<text:span text:style-name="T33">s</text:span>:</text:p>
      <text:p text:style-name="P47">Bitrate: 40.7 Gbits/sec</text:p>
      <text:p text:style-name="P47">Retries: 0</text:p>
      <text:p text:style-name="P47"/>
      <text:p text:style-name="P16">Test:<text:span text:style-name="T4"> </text:span><text:span text:style-name="T7">nuttcp </text:span><text:span text:style-name="T8">server</text:span><text:span text:style-name="T7">-ip</text:span></text:p>
      <text:p text:style-name="P16"><text:span text:style-name="T16">Result</text:span><text:span text:style-name="T17">s</text:span><text:span text:style-name="T16">:</text:span></text:p>
      <text:p text:style-name="P71">Bitrate: 28.2 Gbits/sec</text:p>
      <text:p text:style-name="P22"/>
      <text:p text:style-name="P16">Test: <text:span text:style-name="T7">iperf3 -c server_ip -R</text:span></text:p>
      <text:p text:style-name="P16">Result<text:span text:style-name="T33">s</text:span>:</text:p>
      <text:p text:style-name="P47">Bitrate: 37.3 Gbits/sec</text:p>
      <text:p text:style-name="P47">Retries: 0</text:p>
      <text:p text:style-name="P16"/>
      <text:p text:style-name="P16">Test:<text:span text:style-name="T4"> </text:span><text:span text:style-name="T7">nuttcp -r </text:span><text:span text:style-name="T8">server</text:span><text:span text:style-name="T7">-ip</text:span></text:p>
      <text:p text:style-name="P16"><text:span text:style-name="T16">Result</text:span><text:span text:style-name="T17">s</text:span><text:span text:style-name="T16">:</text:span></text:p>
      <text:p text:style-name="P71">Bitrate: 27.65 Gbits/sec</text:p>
      <text:p text:style-name="P101"><text:span text:style-name="T2">Scenario</text:span><text:span text:style-name="T40">: </text:span><text:span text:style-name="T45">nginx</text:span><text:span text:style-name="T40">_</text:span><text:span text:style-name="T42">l</text:span><text:span text:style-name="T43">xd_containers</text:span></text:p>
      <text:p text:style-name="P97"/>
      <text:p text:style-name="P102"><text:span text:style-name="T1">Test:</text:span><text:span text:style-name="T25"> </text:span><text:span text:style-name="T11">ping -c 10000 -s 1472 -M do -i0 server-ip</text:span><text:span text:style-name="T13"> (FROM HOST)</text:span></text:p>
      <text:p text:style-name="P105">Results:</text:p>
      <text:p text:style-name="P91">RTT min/avg/max/mdev = 0.005/0.008/0.107/0.003 ms</text:p>
      <text:p text:style-name="P91"/>
      <text:p text:style-name="P103"><text:span text:style-name="T1">Test:</text:span><text:span text:style-name="T25"> </text:span><text:span text:style-name="T11">ping -c 10000 -s 1472 -M do -i0 server-ip</text:span><text:span text:style-name="T13"> (FROM </text:span><text:span text:style-name="T14">ANOTHER CONTAINER</text:span><text:span text:style-name="T13">)</text:span></text:p>
      <text:p text:style-name="P106">Results:</text:p>
      <text:p text:style-name="P91">RTT min/avg/max/mdev = 0.005/0.008/0.257/0.004 ms</text:p>
      <text:p text:style-name="P109"/>
      <text:p text:style-name="P104"><text:span text:style-name="T1">Test</text:span>: <text:span text:style-name="T6">ab -n 10000 -c 100 load-bal-ip:8080/thredds/fileServer/collection1/singleDataset.nc</text:span></text:p>
      <text:p text:style-name="P108"><text:span text:style-name="T5">­</text:span><text:span text:style-name="T16">Result</text:span><text:span text:style-name="T17">s</text:span><text:span text:style-name="T16">:</text:span></text:p>
      <text:p text:style-name="P80"><text:span text:style-name="T27">Total time: </text:span><text:span text:style-name="T32">6.175</text:span><text:span text:style-name="T28"> secon</text:span><text:span text:style-name="T29">d</text:span><text:span text:style-name="T28">s</text:span></text:p>
      <text:p text:style-name="P80"><text:span text:style-name="T27">Request/sec: </text:span><text:span text:style-name="T32">1619.50</text:span><text:span text:style-name="T27"> #/sec (mean)</text:span></text:p>
      <text:p text:style-name="P81"><text:span text:style-name="T26">Time per request:</text:span><text:span text:style-name="T32">0.617</text:span><text:span text:style-name="T26"> ms (mean)</text:span></text:p>
      <text:p text:style-name="P81"><text:span text:style-name="T26">Tranfer rate: </text:span><text:span text:style-name="T32">86946.77 </text:span><text:span text:style-name="T26"><text:s/>Kbytes/s</text:span></text:p>
      <text:p text:style-name="P88"/>
      <text:p text:style-name="P91">Connection Times (ms)</text:p>
      <text:p text:style-name="P91"><text:s text:c="22"/>min <text:s/>mean[+/-sd] median <text:s text:c="2"/>max</text:p>
      <text:p text:style-name="P91">Connect: <text:s text:c="9"/>0 <text:s text:c="5"/>0 <text:s text:c="7"/>0.4 <text:s text:c="7"/>0 <text:s text:c="9"/>6</text:p>
      <text:p text:style-name="P91">Processing: <text:s text:c="4"/>1 <text:s text:c="5"/>61 <text:s text:c="5"/>58.0 <text:s text:c="4"/>46 <text:s text:c="7"/>611</text:p>
      <text:p text:style-name="P91">Waiting: <text:s text:c="9"/>0 <text:s text:c="4"/>60 <text:s text:c="6"/>57.7 <text:s text:c="4"/>45 <text:s text:c="7"/>611</text:p>
      <text:p text:style-name="P91">Total: <text:s text:c="14"/>1 <text:s text:c="4"/>61 <text:s text:c="5"/>58.0 <text:s text:c="4"/>46 <text:s text:c="7"/>611</text:p>
      <text:p text:style-name="P91"/>
      <text:p text:style-name="P91">Percentage of the requests served within a certain time (ms)</text:p>
      <text:p text:style-name="P91"><text:s text:c="2"/>50% <text:s text:c="4"/>46</text:p>
      <text:p text:style-name="P91"><text:s text:c="2"/>66% <text:s text:c="4"/>60</text:p>
      <text:p text:style-name="P91"><text:s text:c="2"/>75% <text:s text:c="4"/>72</text:p>
      <text:p text:style-name="P91"><text:s text:c="2"/>80% <text:s text:c="4"/>82</text:p>
      <text:p text:style-name="P91"><text:s text:c="2"/>90% <text:s text:c="3"/>120</text:p>
      <text:p text:style-name="P91"><text:s text:c="2"/>95% <text:s text:c="3"/>170</text:p>
      <text:p text:style-name="P91"><text:s text:c="2"/>98% <text:s text:c="3"/>267</text:p>
      <text:p text:style-name="P91"><text:s text:c="2"/>99% <text:s text:c="3"/>322</text:p>
      <text:p text:style-name="P91"><text:s/>100% <text:s text:c="3"/>611 (longest request)</text:p>
      <text:p text:style-name="P90"/>
      <text:p text:style-name="P108">Test:<text:span text:style-name="T4"> </text:span><text:span text:style-name="T9">siege -b -i -r 100 -c 100</text:span></text:p>
      <text:p text:style-name="P108"><text:span text:style-name="T16">Result</text:span><text:span text:style-name="T17">s</text:span><text:span text:style-name="T16">:</text:span></text:p>
      <text:p text:style-name="P91">Transactions:<text:tab/><text:tab/> <text:s text:c="6"/>31918 hits</text:p>
      <text:p text:style-name="P91">Availability:<text:tab/><text:tab/> <text:s text:c="5"/>100.00 %</text:p>
      <text:p text:style-name="P91">Elapsed time:<text:tab/><text:tab/> <text:s text:c="6"/>70.80 secs</text:p>
      <text:p text:style-name="P91">Data transferred:<text:tab/> <text:s text:c="5"/>232.88 MB</text:p>
      <text:p text:style-name="P91">Response time:<text:tab/><text:tab/> <text:s text:c="7"/>0.21 secs</text:p>
      <text:p text:style-name="P91">Transaction rate:<text:tab/> <text:s text:c="5"/>450.82 trans/sec</text:p>
      <text:p text:style-name="P91">Throughput:<text:tab/><text:tab/> <text:s text:c="7"/>3.29 MB/sec</text:p>
      <text:p text:style-name="P91">Concurrency:<text:tab/><text:tab/> <text:s text:c="6"/>95.87</text:p>
      <text:p text:style-name="P91"><text:soft-page-break/>Successful transactions: <text:s text:c="6"/>31918</text:p>
      <text:p text:style-name="P91">Failed transactions:<text:tab/> <text:s text:c="10"/>0</text:p>
      <text:p text:style-name="P110"/>
      <text:p text:style-name="P108"><text:span text:style-name="T16">Test:</text:span><text:span text:style-name="T26"> </text:span><text:span text:style-name="T7">iperf3 -c load-bal-ip</text:span></text:p>
      <text:p text:style-name="P108"><text:span text:style-name="T16">Result</text:span><text:span text:style-name="T17">s</text:span><text:span text:style-name="T16">:</text:span></text:p>
      <text:p text:style-name="P93"><text:span text:style-name="T16">Bitrate: </text:span><text:span text:style-name="T23">8.32</text:span><text:span text:style-name="T16"> Gbits/sec</text:span></text:p>
      <text:p text:style-name="P93"><text:span text:style-name="T16">Retries: </text:span><text:span text:style-name="T18">0</text:span></text:p>
      <text:p text:style-name="P107"/>
      <text:p text:style-name="P108">Test: <text:span text:style-name="T7">nuttcp load-bal-ip</text:span></text:p>
      <text:p text:style-name="P108">Result<text:span text:style-name="T33">s</text:span>:</text:p>
      <text:p text:style-name="P93">Bitrate: <text:span text:style-name="T47">9.01</text:span> Gbits/sec</text:p>
      <text:p text:style-name="P107"/>
      <text:p text:style-name="P108"><text:span text:style-name="T16">Test: </text:span><text:span text:style-name="T3"><text:s/></text:span><text:span text:style-name="T7">iperf3 -c load-bal-ip -R</text:span></text:p>
      <text:p text:style-name="P107">Result<text:span text:style-name="T33">s</text:span>:</text:p>
      <text:p text:style-name="P85">Bitrate: 8.<text:span text:style-name="T47">12</text:span> Gbits/sec</text:p>
      <text:p text:style-name="P85">Retries: <text:span text:style-name="T34">1</text:span></text:p>
      <text:p text:style-name="P85"/>
      <text:p text:style-name="P107"/>
      <text:p text:style-name="P108">Test:<text:span text:style-name="T4"> </text:span><text:span text:style-name="T7">nuttcp -r load-bal-ip</text:span></text:p>
      <text:p text:style-name="P108"><text:span text:style-name="T16">Result</text:span><text:span text:style-name="T17">s</text:span><text:span text:style-name="T16">:</text:span></text:p>
      <text:p text:style-name="P85">Bitrate: --</text:p>
      <text:p text:style-name="P107"/>
      <text:p text:style-name="P108">Test:<text:span text:style-name="T15"> </text:span><text:span text:style-name="T7">iperf3 -c server_ip</text:span></text:p>
      <text:p text:style-name="P108">Result<text:span text:style-name="T33">s</text:span>:</text:p>
      <text:p text:style-name="P94">Bitrate: 4<text:span text:style-name="T47">1</text:span>.<text:span text:style-name="T47">1</text:span> Gbits/sec</text:p>
      <text:p text:style-name="P94">Retries: 0</text:p>
      <text:p text:style-name="P94"/>
      <text:p text:style-name="P108">Test:<text:span text:style-name="T4"> </text:span><text:span text:style-name="T7">nuttcp </text:span><text:span text:style-name="T8">server</text:span><text:span text:style-name="T7">-ip</text:span></text:p>
      <text:p text:style-name="P108"><text:span text:style-name="T16">Result</text:span><text:span text:style-name="T17">s</text:span><text:span text:style-name="T16">:</text:span></text:p>
      <text:p text:style-name="P87">Bitrate: 28.<text:span text:style-name="T48">31</text:span> Gbits/sec</text:p>
      <text:p text:style-name="P107"/>
      <text:p text:style-name="P108">Test: <text:span text:style-name="T7">iperf3 -c server_ip -R</text:span></text:p>
      <text:p text:style-name="P108">Result<text:span text:style-name="T33">s</text:span>:</text:p>
      <text:p text:style-name="P94">Bitrate: 3<text:span text:style-name="T47">6</text:span>.<text:span text:style-name="T47">7</text:span> Gbits/sec</text:p>
      <text:p text:style-name="P94">Retries: <text:span text:style-name="T47">1</text:span></text:p>
      <text:p text:style-name="P108"/>
      <text:p text:style-name="P108">Test:<text:span text:style-name="T4"> </text:span><text:span text:style-name="T7">nuttcp -r </text:span><text:span text:style-name="T8">server</text:span><text:span text:style-name="T7">-ip</text:span></text:p>
      <text:p text:style-name="P108"><text:span text:style-name="T16">Result</text:span><text:span text:style-name="T17">s:</text:span></text:p>
      <text:p text:style-name="P95"><text:span text:style-name="T22">Bitrate: 2</text:span><text:span text:style-name="T24">8.16</text:span><text:span text:style-name="T22"> Gbits/sec</text:span></text:p>
      <text:p text:style-name="P99"><text:span text:style-name="T2">Scenario</text:span><text:span text:style-name="T40">: </text:span><text:span text:style-name="T41">lvs</text:span><text:span text:style-name="T40">_</text:span><text:span text:style-name="T42">l</text:span><text:span text:style-name="T44">ayer4 (VMs)</text:span></text:p>
      <text:p text:style-name="P4"/>
      <text:p text:style-name="P12"><text:span text:style-name="T1">Test:</text:span><text:span text:style-name="T25"> </text:span><text:span text:style-name="T11">ping -c 10000 -s 1472 -M do -i0 server-ip </text:span><text:span text:style-name="T12">(FROM HOST)</text:span></text:p>
      <text:p text:style-name="P30">Results:</text:p>
      <text:p text:style-name="P74">RTT min/avg/max/mdev = 0.035/0.068/1.730/0.054 ms</text:p>
      <text:p text:style-name="P74"/>
      <text:p text:style-name="P13"><text:span text:style-name="T1">Test:</text:span><text:span text:style-name="T25"> </text:span><text:span text:style-name="T11">ping -c 10000 -s 1472 -M do -i0 server-ip </text:span><text:span text:style-name="T12">(FROM ANOTHER VM)</text:span></text:p>
      <text:p text:style-name="P31">Results:</text:p>
      <text:p text:style-name="P75">RTT min/avg/max/mdev = 0.068/0.156/2.448/0.110 ms,</text:p>
      <text:p text:style-name="P35"/>
      <text:p text:style-name="P8"><text:span text:style-name="T1">Test</text:span>: <text:span text:style-name="T6">ab -n 10000 -c 100 load-bal-ip:8080/thredds/fileServer/collection1/singleDataset.nc</text:span></text:p>
      <text:p text:style-name="P20"><text:span text:style-name="T5">­</text:span><text:span text:style-name="T16">Result</text:span><text:span text:style-name="T17">s</text:span><text:span text:style-name="T16">:</text:span></text:p>
      <text:p text:style-name="P38"><text:span text:style-name="T27">Total time: </text:span><text:span text:style-name="T31">16.165</text:span><text:span text:style-name="T28"> secon</text:span><text:span text:style-name="T29">d</text:span><text:span text:style-name="T28">s</text:span></text:p>
      <text:p text:style-name="P38"><text:span text:style-name="T27">Request/sec: </text:span><text:span text:style-name="T31">618.60</text:span><text:span text:style-name="T27"> #/sec (mean)</text:span></text:p>
      <text:p text:style-name="P42"><text:span text:style-name="T26">Time per request: </text:span><text:span text:style-name="T31">1.617</text:span><text:span text:style-name="T26"> ms (mean)</text:span></text:p>
      <text:p text:style-name="P42"><text:span text:style-name="T26">Tranfer rate: </text:span><text:span text:style-name="T31">33214.20</text:span><text:span text:style-name="T26"> Kbytes/s</text:span></text:p>
      <text:p text:style-name="P61"/>
      <text:p text:style-name="P75">Connection Times (ms)</text:p>
      <text:p text:style-name="P75"><text:s text:c="23"/>min <text:s/>mean [+/-sd] median <text:s text:c="2"/>max</text:p>
      <text:p text:style-name="P75">Connect: <text:s text:c="8"/>0 <text:s text:c="8"/>0 <text:s text:c="5"/>0.6 <text:s text:c="8"/>0 <text:s text:c="9"/>8</text:p>
      <text:p text:style-name="P75">Processing: <text:s text:c="4"/>2 <text:s text:c="6"/>160 <text:s text:c="2"/>184.8 <text:s text:c="4"/>95 <text:s text:c="5"/>1129</text:p>
      <text:p text:style-name="P75">Waiting: <text:s text:c="9"/>1 <text:s text:c="6"/>118 <text:s text:c="2"/>121.4 <text:s text:c="4"/>80 <text:s text:c="6"/>919</text:p>
      <text:p text:style-name="P75">Total: <text:s text:c="13"/>3 <text:s text:c="6"/>161 <text:s text:c="2"/>184.9 <text:s text:c="4"/>96 <text:s text:c="5"/>1130</text:p>
      <text:p text:style-name="P75"/>
      <text:p text:style-name="P75">Percentage of the requests served within a certain time (ms)</text:p>
      <text:p text:style-name="P75"><text:s text:c="2"/>50% <text:s text:c="4"/>96</text:p>
      <text:p text:style-name="P75"><text:s text:c="2"/>66% <text:s text:c="3"/>178</text:p>
      <text:p text:style-name="P75"><text:s text:c="2"/>75% <text:s text:c="3"/>230</text:p>
      <text:p text:style-name="P75"><text:s text:c="2"/>80% <text:s text:c="3"/>267</text:p>
      <text:p text:style-name="P75"><text:s text:c="2"/>90% <text:s text:c="3"/>424</text:p>
      <text:p text:style-name="P75"><text:s text:c="2"/>95% <text:s text:c="3"/>577</text:p>
      <text:p text:style-name="P75"><text:s text:c="2"/>98% <text:s text:c="3"/>722</text:p>
      <text:p text:style-name="P75"><text:s text:c="2"/>99% <text:s text:c="3"/>804</text:p>
      <text:p text:style-name="P75"><text:s/>100% <text:s text:c="2"/>1130 (longest request)</text:p>
      <text:p text:style-name="P65"/>
      <text:p text:style-name="P20">Test:<text:span text:style-name="T4"> </text:span><text:span text:style-name="T9">siege -b -i -r 100 -c 100</text:span></text:p>
      <text:p text:style-name="P20"><text:span text:style-name="T16">Result</text:span><text:span text:style-name="T17">s</text:span><text:span text:style-name="T16">:</text:span></text:p>
      <text:p text:style-name="P83">Transactions:<text:tab/><text:tab/> <text:s text:c="7"/>7916 hits</text:p>
      <text:p text:style-name="P83">Availability:<text:tab/><text:tab/> <text:s text:c="5"/>100.00 %</text:p>
      <text:p text:style-name="P83">Elapsed time:<text:tab/><text:tab/> <text:s text:c="6"/>37.27 secs</text:p>
      <text:p text:style-name="P83">Data transferred:<text:tab/> <text:s text:c="6"/>57.86 MB</text:p>
      <text:p text:style-name="P83">Response time:<text:tab/><text:tab/> <text:s text:c="7"/>0.11 secs</text:p>
      <text:p text:style-name="P83">Transaction rate:<text:tab/> <text:s text:c="5"/>212.40 trans/sec</text:p>
      <text:p text:style-name="P83">Throughput:<text:tab/><text:tab/> <text:s text:c="7"/>1.55 MB/sec</text:p>
      <text:p text:style-name="P83">Concurrency:<text:tab/><text:tab/> <text:s text:c="6"/>22.40</text:p>
      <text:p text:style-name="P83"><text:soft-page-break/>Successful transactions: <text:s text:c="7"/>7916</text:p>
      <text:p text:style-name="P83">Failed transactions:<text:tab/> <text:s text:c="10"/>0</text:p>
      <text:p text:style-name="P70"/>
      <text:p text:style-name="P79"/>
      <text:p text:style-name="P20"><text:span text:style-name="T16">Test:</text:span><text:span text:style-name="T26"> </text:span><text:span text:style-name="T7">iperf3 -c load-bal-ip</text:span></text:p>
      <text:p text:style-name="P20"><text:span text:style-name="T16">Result</text:span><text:span text:style-name="T17">s</text:span><text:span text:style-name="T16">:</text:span></text:p>
      <text:p text:style-name="P46"><text:span text:style-name="T16">Bitrate: </text:span><text:span text:style-name="T20">1.59</text:span><text:span text:style-name="T16"> Gbits/sec</text:span></text:p>
      <text:p text:style-name="P46"><text:span text:style-name="T16">Retries: </text:span><text:span text:style-name="T20">669</text:span></text:p>
      <text:p text:style-name="P25"/>
      <text:p text:style-name="P20">Test: <text:span text:style-name="T7">nuttcp load-bal-ip</text:span></text:p>
      <text:p text:style-name="P20">Result<text:span text:style-name="T33">s</text:span>:</text:p>
      <text:p text:style-name="P46">Bitrate: <text:span text:style-name="T39">1.50</text:span> Gbits/sec</text:p>
      <text:p text:style-name="P25"/>
      <text:p text:style-name="P20"><text:span text:style-name="T16">Test: </text:span><text:span text:style-name="T3"><text:s/></text:span><text:span text:style-name="T7">iperf3 -c load-bal-ip -R</text:span></text:p>
      <text:p text:style-name="P25">Result<text:span text:style-name="T33">s</text:span>:</text:p>
      <text:p text:style-name="P84">Bitrate: <text:span text:style-name="T38">3.62 Gbits/sec</text:span></text:p>
      <text:p text:style-name="P55">Retries: <text:span text:style-name="T37">0</text:span></text:p>
      <text:p text:style-name="P55"/>
      <text:p text:style-name="P25"/>
      <text:p text:style-name="P20">Test:<text:span text:style-name="T4"> </text:span><text:span text:style-name="T7">nuttcp -r load-bal-ip</text:span></text:p>
      <text:p text:style-name="P20"><text:span text:style-name="T16">Result</text:span><text:span text:style-name="T17">s</text:span><text:span text:style-name="T16">:</text:span></text:p>
      <text:p text:style-name="P46"><text:span text:style-name="T16">Bitrate: </text:span><text:span text:style-name="T21">5.26</text:span><text:span text:style-name="T19"> Gbits/sec</text:span></text:p>
      <text:p text:style-name="P25"/>
      <text:p text:style-name="P20">Test:<text:span text:style-name="T15"> </text:span><text:span text:style-name="T7">iperf3 -c server_ip</text:span></text:p>
      <text:p text:style-name="P20">Result<text:span text:style-name="T33">s</text:span>:</text:p>
      <text:p text:style-name="P49">Bitrate: <text:span text:style-name="T38">2.19</text:span> Gbits/sec</text:p>
      <text:p text:style-name="P49">Retries: 0</text:p>
      <text:p text:style-name="P49"/>
      <text:p text:style-name="P20">Test:<text:span text:style-name="T4"> </text:span><text:span text:style-name="T7">nuttcp </text:span><text:span text:style-name="T8">server</text:span><text:span text:style-name="T7">-ip</text:span></text:p>
      <text:p text:style-name="P20"><text:span text:style-name="T16">Result</text:span><text:span text:style-name="T17">s</text:span><text:span text:style-name="T16">:</text:span></text:p>
      <text:p text:style-name="P86">Bitrate: <text:span text:style-name="T39">1.97</text:span> Gbits/sec</text:p>
      <text:p text:style-name="P25"/>
      <text:p text:style-name="P20">Test: <text:span text:style-name="T7">iperf3 -c server_ip -R</text:span></text:p>
      <text:p text:style-name="P20">Result<text:span text:style-name="T33">s</text:span>:</text:p>
      <text:p text:style-name="P49">Bitrate: <text:span text:style-name="T39">6.91</text:span> Gbits/sec</text:p>
      <text:p text:style-name="P49">Retries: 0</text:p>
      <text:p text:style-name="P20"/>
      <text:p text:style-name="P20">Test:<text:span text:style-name="T4"> </text:span><text:span text:style-name="T7">nuttcp -r </text:span><text:span text:style-name="T8">server</text:span><text:span text:style-name="T7">-ip</text:span></text:p>
      <text:p text:style-name="P20"><text:span text:style-name="T16">Result</text:span><text:span text:style-name="T17">s</text:span><text:span text:style-name="T16">:</text:span></text:p>
      <text:p text:style-name="P92">Bitrate: <text:span text:style-name="T39">5.57</text:span> Gbits/sec</text:p>
      <text:p text:style-name="P98"><text:span text:style-name="T2">Scenario</text:span><text:span text:style-name="T40">: </text:span><text:span text:style-name="T41">lvs</text:span><text:span text:style-name="T40">_</text:span><text:span text:style-name="T42">l</text:span><text:span text:style-name="T43">xd_containers</text:span></text:p>
      <text:p text:style-name="P3"/>
      <text:p text:style-name="P11"><text:span text:style-name="T1">Test:</text:span><text:span text:style-name="T25"> </text:span><text:span text:style-name="T11">ping -c 10000 -s 1472 -M do -i0 server-ip</text:span></text:p>
      <text:p text:style-name="P29">Results:</text:p>
      <text:p text:style-name="P57">RTT min/avg/max/mdev = 0.005/0.007/0.110/0.003 ms</text:p>
      <text:p text:style-name="P34"/>
      <text:p text:style-name="P7"><text:span text:style-name="T1">Test</text:span>: <text:span text:style-name="T6">ab -n 10000 -c 100 load-bal-ip:8080/thredds/fileServer/collection1/singleDataset.nc</text:span></text:p>
      <text:p text:style-name="P19"><text:span text:style-name="T5">­</text:span><text:span text:style-name="T16">Result</text:span><text:span text:style-name="T17">s</text:span><text:span text:style-name="T16">:</text:span></text:p>
      <text:p text:style-name="P37"><text:span text:style-name="T27">Total time: </text:span><text:span text:style-name="T28">5.</text:span><text:span text:style-name="T30">650</text:span><text:span text:style-name="T28"> secon</text:span><text:span text:style-name="T29">d</text:span><text:span text:style-name="T28">s</text:span></text:p>
      <text:p text:style-name="P37"><text:span text:style-name="T27">Request/sec: </text:span><text:span text:style-name="T28">17</text:span><text:span text:style-name="T30">70</text:span><text:span text:style-name="T28">.05</text:span><text:span text:style-name="T27"> #/sec (mean)</text:span></text:p>
      <text:p text:style-name="P40"><text:span text:style-name="T26">Time per request: </text:span><text:span text:style-name="T28">0.5</text:span><text:span text:style-name="T30">65</text:span><text:span text:style-name="T26"> ms (mean)</text:span></text:p>
      <text:p text:style-name="P41"><text:span text:style-name="T26">Tranfer rate: </text:span><text:span text:style-name="T30">95038.05</text:span><text:span text:style-name="T26"> Kbytes/s</text:span></text:p>
      <text:p text:style-name="P60"/>
      <text:p text:style-name="P73">Connection Times (ms)</text:p>
      <text:p text:style-name="P73"><text:s text:c="21"/>min <text:s/>mean[+/-sd] median <text:s text:c="2"/>max</text:p>
      <text:p text:style-name="P73">Connect: <text:s text:c="8"/>0 <text:s text:c="6"/>0 <text:s text:c="5"/>0.5 <text:s text:c="7"/>0 <text:s text:c="9"/>10</text:p>
      <text:p text:style-name="P73">Processing: <text:s text:c="4"/>1 <text:s text:c="5"/>56 <text:s text:c="3"/>64.8 <text:s text:c="5"/>32 <text:s text:c="7"/>594</text:p>
      <text:p text:style-name="P73">Waiting: <text:s text:c="9"/>1 <text:s text:c="5"/>41 <text:s text:c="3"/>49.8 <text:s text:c="5"/>24 <text:s text:c="7"/>533</text:p>
      <text:p text:style-name="P73">Total: <text:s text:c="13"/>1 <text:s text:c="5"/>56 <text:s text:c="3"/>64.8 <text:s text:c="5"/>32 <text:s text:c="7"/>594</text:p>
      <text:p text:style-name="P73"/>
      <text:p text:style-name="P73">Percentage of the requests served within a certain time (ms)</text:p>
      <text:p text:style-name="P73"><text:s text:c="2"/>50% <text:s text:c="4"/>32</text:p>
      <text:p text:style-name="P73"><text:s text:c="2"/>66% <text:s text:c="4"/>52</text:p>
      <text:p text:style-name="P73"><text:s text:c="2"/>75% <text:s text:c="4"/>73</text:p>
      <text:p text:style-name="P73"><text:s text:c="2"/>80% <text:s text:c="4"/>90</text:p>
      <text:p text:style-name="P73"><text:s text:c="2"/>90% <text:s text:c="3"/>141</text:p>
      <text:p text:style-name="P73"><text:s text:c="2"/>95% <text:s text:c="3"/>196</text:p>
      <text:p text:style-name="P73"><text:s text:c="2"/>98% <text:s text:c="3"/>255</text:p>
      <text:p text:style-name="P73"><text:s text:c="2"/>99% <text:s text:c="3"/>303</text:p>
      <text:p text:style-name="P73"><text:s/>100% <text:s text:c="3"/>594 (longest request)</text:p>
      <text:p text:style-name="P64"/>
      <text:p text:style-name="P19">Test:<text:span text:style-name="T4"> </text:span><text:span text:style-name="T9">siege -b -i -r 100 -c 100</text:span></text:p>
      <text:p text:style-name="P19"><text:span text:style-name="T16">Result</text:span><text:span text:style-name="T17">s</text:span><text:span text:style-name="T16">:</text:span></text:p>
      <text:p text:style-name="P69">Transactions:<text:tab/><text:tab/> <text:s text:c="6"/>32024 hits</text:p>
      <text:p text:style-name="P69">Availability:<text:tab/><text:tab/> <text:s text:c="5"/>100.00 %</text:p>
      <text:p text:style-name="P69">Elapsed time:<text:tab/><text:tab/> <text:s text:c="6"/>49.36 secs</text:p>
      <text:p text:style-name="P69">Data transferred:<text:tab/> <text:s text:c="5"/>234.22 MB</text:p>
      <text:p text:style-name="P69">Response time:<text:tab/><text:tab/> <text:s text:c="7"/>0.14 secs</text:p>
      <text:p text:style-name="P69">Transaction rate:<text:tab/> <text:s text:c="5"/>648.78 trans/sec</text:p>
      <text:p text:style-name="P69">Throughput:<text:tab/><text:tab/> <text:s text:c="7"/>4.75 MB/sec</text:p>
      <text:p text:style-name="P69">Concurrency:<text:tab/><text:tab/> <text:s text:c="6"/>92.47</text:p>
      <text:p text:style-name="P69">Successful transactions: <text:s text:c="6"/>32024</text:p>
      <text:p text:style-name="P69">Failed transactions:<text:tab/> <text:s text:c="10"/>0</text:p>
      <text:p text:style-name="P69"/>
      <text:p text:style-name="P78"/>
      <text:p text:style-name="P19"><text:soft-page-break/><text:span text:style-name="T16">Test:</text:span><text:span text:style-name="T26"> </text:span><text:span text:style-name="T7">iperf3 -c load-bal-ip</text:span></text:p>
      <text:p text:style-name="P19"><text:span text:style-name="T16">Result</text:span><text:span text:style-name="T17">s</text:span><text:span text:style-name="T16">:</text:span></text:p>
      <text:p text:style-name="P45"><text:span text:style-name="T16">Bitrate: </text:span><text:span text:style-name="T19">27.7</text:span><text:span text:style-name="T16"> Gbits/sec</text:span></text:p>
      <text:p text:style-name="P45"><text:span text:style-name="T16">Retries: </text:span><text:span text:style-name="T19">394</text:span></text:p>
      <text:p text:style-name="P23"/>
      <text:p text:style-name="P19">Test: <text:span text:style-name="T7">nuttcp load-bal-ip</text:span></text:p>
      <text:p text:style-name="P19">Result<text:span text:style-name="T33">s</text:span>:</text:p>
      <text:p text:style-name="P45">Bitrate: <text:span text:style-name="T36">20.75</text:span> Gbits/sec</text:p>
      <text:p text:style-name="P23"/>
      <text:p text:style-name="P19"><text:span text:style-name="T16">Test: </text:span><text:span text:style-name="T3"><text:s/></text:span><text:span text:style-name="T7">iperf3 -c load-bal-ip -R</text:span></text:p>
      <text:p text:style-name="P23">Result<text:span text:style-name="T33">s</text:span>:</text:p>
      <text:p text:style-name="P54">Bitrate: <text:span text:style-name="T37">35.8 Gbits/sec</text:span></text:p>
      <text:p text:style-name="P53">Retries: <text:span text:style-name="T37">0</text:span></text:p>
      <text:p text:style-name="P53"/>
      <text:p text:style-name="P23"/>
      <text:p text:style-name="P19">Test:<text:span text:style-name="T4"> </text:span><text:span text:style-name="T7">nuttcp -r load-bal-ip</text:span></text:p>
      <text:p text:style-name="P19"><text:span text:style-name="T16">Result</text:span><text:span text:style-name="T17">s</text:span><text:span text:style-name="T16">:</text:span></text:p>
      <text:p text:style-name="P45"><text:span text:style-name="T16">Bitrate: </text:span><text:span text:style-name="T19">26.51 Gbits/sec</text:span></text:p>
      <text:p text:style-name="P23"/>
      <text:p text:style-name="P19">Test:<text:span text:style-name="T15"> </text:span><text:span text:style-name="T7">iperf3 -c server_ip</text:span></text:p>
      <text:p text:style-name="P19">Result<text:span text:style-name="T33">s</text:span>:</text:p>
      <text:p text:style-name="P48">Bitrate: 40.7 Gbits/sec</text:p>
      <text:p text:style-name="P48">Retries: 0</text:p>
      <text:p text:style-name="P48"/>
      <text:p text:style-name="P19">Test:<text:span text:style-name="T4"> </text:span><text:span text:style-name="T7">nuttcp </text:span><text:span text:style-name="T8">server</text:span><text:span text:style-name="T7">-ip</text:span></text:p>
      <text:p text:style-name="P19"><text:span text:style-name="T16">Result</text:span><text:span text:style-name="T17">s</text:span><text:span text:style-name="T16">:</text:span></text:p>
      <text:p text:style-name="P72">Bitrate: 28.2 Gbits/sec</text:p>
      <text:p text:style-name="P23"/>
      <text:p text:style-name="P19">Test: <text:span text:style-name="T7">iperf3 -c server_ip -R</text:span></text:p>
      <text:p text:style-name="P19">Result<text:span text:style-name="T33">s</text:span>:</text:p>
      <text:p text:style-name="P48">Bitrate: 37.3 Gbits/sec</text:p>
      <text:p text:style-name="P48">Retries: 0</text:p>
      <text:p text:style-name="P19"/>
      <text:p text:style-name="P19">Test:<text:span text:style-name="T4"> </text:span><text:span text:style-name="T7">nuttcp -r </text:span><text:span text:style-name="T8">server</text:span><text:span text:style-name="T7">-ip</text:span></text:p>
      <text:p text:style-name="P19"><text:span text:style-name="T16">Result</text:span><text:span text:style-name="T17">s</text:span><text:span text:style-name="T16">:</text:span></text:p>
      <text:p text:style-name="P72">Bitrate: 27.65 Gbits/sec</text:p>
      <text:p text:style-name="P32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54:50.221256547</meta:creation-date>
    <dc:date>2018-08-28T13:16:13.127148216</dc:date>
    <meta:editing-duration>PT1H1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0" meta:paragraph-count="336" meta:word-count="1144" meta:character-count="8703" meta:non-whitespace-character-count="6568"/>
  </office:meta>
</office:document-meta>
</file>